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5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5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5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>
        <style:tab-stops>
          <style:tab-stop style:position="63.90pt"/>
        </style:tab-stops>
      </style:paragraph-properties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>
        <style:tab-stops>
          <style:tab-stop style:position="838636.70pt"/>
        </style:tab-stops>
      </style:paragraph-properties>
    </style:style>
    <style:style style:name="P3" style:family="paragraph">
      <style:paragraph-properties fo:line-height="115.00%" fo:text-align="left" fo:margin-bottom="10.00pt">
        <style:tab-stops>
          <style:tab-stop style:position="63.90pt"/>
        </style:tab-stops>
      </style:paragraph-properties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10.00pt">
        <style:tab-stops>
          <style:tab-stop style:position="838780.70pt"/>
        </style:tab-stops>
      </style:paragraph-properties>
    </style:style>
    <style:style style:name="P5" style:family="paragraph">
      <style:paragraph-properties fo:line-height="115.00%" fo:text-align="left" fo:margin-bottom="10.00pt">
        <style:tab-stops>
          <style:tab-stop style:position="63.90pt"/>
        </style:tab-stops>
      </style:paragraph-properties>
    </style:style>
    <text:list-style style:name="L6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6" style:family="paragraph">
      <style:paragraph-properties fo:line-height="115.00%" fo:text-align="left" fo:margin-bottom="10.00pt">
        <style:tab-stops>
          <style:tab-stop style:position="838780.70pt"/>
        </style:tab-stops>
      </style:paragraph-properties>
    </style:style>
    <style:style style:name="P7" style:family="paragraph">
      <style:paragraph-properties fo:line-height="115.00%" fo:text-align="left" fo:margin-bottom="10.00pt">
        <style:tab-stops>
          <style:tab-stop style:position="63.90pt"/>
        </style:tab-stops>
      </style:paragraph-properties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15.00%" fo:text-align="left" fo:margin-bottom="10.00pt">
        <style:tab-stops>
          <style:tab-stop style:position="27.90pt"/>
        </style:tab-stops>
      </style:paragraph-properties>
    </style:style>
    <style:style style:name="P9" style:family="paragraph">
      <style:paragraph-properties fo:line-height="115.00%" fo:text-align="left" fo:margin-bottom="10.00pt">
        <style:tab-stops>
          <style:tab-stop style:position="63.90pt"/>
        </style:tab-stops>
      </style:paragraph-properties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left" fo:margin-bottom="10.00pt">
        <style:tab-stops>
          <style:tab-stop style:position="27.90pt"/>
        </style:tab-stops>
      </style:paragraph-properties>
    </style:style>
    <style:style style:name="P11" style:family="paragraph">
      <style:paragraph-properties fo:line-height="115.00%" fo:text-align="left" fo:margin-bottom="10.00pt">
        <style:tab-stops>
          <style:tab-stop style:position="63.90pt"/>
        </style:tab-stops>
      </style:paragraph-properties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15.00%" fo:text-align="left" fo:margin-bottom="10.00pt">
        <style:tab-stops>
          <style:tab-stop style:position="27.90pt"/>
        </style:tab-stops>
      </style:paragraph-properties>
    </style:style>
    <style:style style:name="P13" style:family="paragraph">
      <style:paragraph-properties fo:line-height="115.00%" fo:text-align="left" fo:margin-bottom="10.00pt">
        <style:tab-stops>
          <style:tab-stop style:position="63.90pt"/>
        </style:tab-stops>
      </style:paragraph-properties>
    </style:style>
    <text:list-style style:name="L1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" style:family="paragraph">
      <style:paragraph-properties fo:line-height="115.00%" fo:text-align="left" fo:margin-bottom="10.00pt">
        <style:tab-stops>
          <style:tab-stop style:position="27.90pt"/>
        </style:tab-stops>
      </style:paragraph-properties>
    </style:style>
    <style:style style:name="P15" style:family="paragraph">
      <style:paragraph-properties fo:line-height="115.00%" fo:text-align="left" fo:margin-bottom="10.00pt">
        <style:tab-stops>
          <style:tab-stop style:position="63.90pt"/>
        </style:tab-stops>
      </style:paragraph-properties>
    </style:style>
    <text:list-style style:name="L1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6" style:family="paragraph">
      <style:paragraph-properties fo:line-height="115.00%" fo:text-align="left" fo:margin-bottom="10.00pt">
        <style:tab-stops>
          <style:tab-stop style:position="27.90pt"/>
        </style:tab-stops>
      </style:paragraph-properties>
    </style:style>
    <style:style style:name="P17" style:family="paragraph">
      <style:paragraph-properties fo:line-height="115.00%" fo:text-align="left" fo:margin-bottom="10.00pt">
        <style:tab-stops>
          <style:tab-stop style:position="63.90pt"/>
        </style:tab-stops>
      </style:paragraph-properties>
    </style:style>
  </office:automatic-styles>
  <office:body>
    <office:text>
      <text:p text:style-name="P1"><text:span text:style-name="T1"><text:s/>Q .1<text:s text:c="3"/>What is SDLC ?</text:span></text:p>
      <text:p text:style-name="P1"><text:span text:style-name="T2">Ans.<text:s text:c="3"/>A<text:s text:c="2"/>Software development life cycle is a process used<text:s text:c="2"/>by the software<text:s text:c="15"/>industry<text:s text:c="2"/>to disgn, develop , and test high quality software .</text:span></text:p>
      <text:p text:style-name="P1"><text:span text:style-name="T3">Q.2 what is software testing ?</text:span></text:p>
      <text:p text:style-name="P1"><text:span text:style-name="T4">Ans.<text:s text:c="3"/>Sofware testing is a process used to identify<text:s text:c="2"/>the<text:s text:c="2"/>correctness , completeness, and quality of develop computer software .</text:span></text:p>
      <text:p text:style-name="P1"><text:span text:style-name="T5">Q.3 what is agile methdology? </text:span></text:p>
      <text:list text:style-name="L2">
        <text:list-item>
          <text:p text:style-name="P2"><text:span text:style-name="T6"><text:s/>it is a combaination interative and increment model .</text:span></text:p>
        </text:list-item>
        <text:list-item>
          <text:p text:style-name="P2"><text:span text:style-name="T6"><text:s text:c="2"/>it divides the software into small incremental builds<text:s text:c="2"/>are provided in iterations,that<text:s text:c="2"/>means the big projects are divided ino small chunks [iterations]</text:span></text:p>
        </text:list-item>
        <text:list-item>
          <text:p text:style-name="P2"><text:span text:style-name="T6">each iteration last about one to three weeks .</text:span></text:p>
        </text:list-item>
        <text:list-item>
          <text:p text:style-name="P2"><text:span text:style-name="T6">each iteration involves all the team members working simultaneously in areas like planning, requirement, analysis , design ,coding ,unit testing and acceptance<text:s text:c="2"/>testing .</text:span></text:p>
        </text:list-item>
        <text:list-item>
          <text:p text:style-name="P2"><text:span text:style-name="T6">at the end of the iteration the working product is displayed to the customer or the important stake holdar and it is released in the market .</text:span></text:p>
        </text:list-item>
        <text:list-item>
          <text:p text:style-name="P2"><text:span text:style-name="T6">after the release we check for the feedback of the deployed software .</text:span></text:p>
        </text:list-item>
        <text:list-item>
          <text:p text:style-name="P2"><text:span text:style-name="T6">if any enhancement is needs in the project then it's done and it's re -realeased.</text:span></text:p>
        </text:list-item>
      </text:list>
      <text:p text:style-name="P3"><text:span text:style-name="T7">Q.4 what is SRS ?</text:span></text:p>
      <text:p text:style-name="P3"><text:span text:style-name="T8"><text:s text:c="9"/>A sofware requirement specification<text:s text:c="2"/>is a complete description of the behavior of system to be developed .</text:span></text:p>
      <text:p text:style-name="P3"><text:span text:style-name="T9">Q. 5 write SDLC phases with basic introduction<text:s/></text:span><text:span text:style-name="T10">.</text:span></text:p>
      <text:p text:style-name="P3"><text:span text:style-name="T11">Ans .<text:s text:c="3"/>requirements collection / gathering<text:s text:c="6"/>Estabish customer needs </text:span></text:p>
      <text:p text:style-name="P3"><text:span text:style-name="T11"><text:s text:c="10"/>analysis<text:s text:c="51"/>Model ans specify<text:s text:c="2"/>the requirements </text:span></text:p>
      <text:p text:style-name="P3"><text:span text:style-name="T11"><text:s text:c="74"/>"what"</text:span></text:p>
      <text:p text:style-name="P3"><text:span text:style-name="T11"><text:s text:c="10"/>Design<text:s text:c="53"/>Model and specify a solution "why "</text:span></text:p>
      <text:p text:style-name="P3"><text:span text:style-name="T11"><text:s text:c="10"/>Implementation<text:s text:c="39"/>Construct a solution in software. </text:span></text:p>
      <text:p text:style-name="P3"><text:span text:style-name="T11"><text:s text:c="10"/>testing<text:s text:c="53"/>Validate the solution<text:s text:c="2"/>against the<text:s text:c="2"/></text:span></text:p>
      <text:p text:style-name="P3"><text:span text:style-name="T11"><text:s text:c="75"/>requirements .</text:span></text:p>
      <text:p text:style-name="P3"><text:span text:style-name="T11"><text:s text:c="9"/>Maintenance<text:s text:c="45"/>Repair defect and adapt the solution to </text:span></text:p>
      <text:p text:style-name="P3"><text:span text:style-name="T11"><text:s text:c="76"/>the<text:s text:c="2"/>new requirements .</text:span></text:p>
      <text:p text:style-name="P3"><text:span text:style-name="T12">Q.6<text:s text:c="2"/>What is oops ?</text:span></text:p>
      <text:list text:style-name="L4">
        <text:list-item>
          <text:p text:style-name="P4"><text:span text:style-name="T13"><text:s text:c="2"/>Identifying objects and assingning responsibilities<text:s text:c="2"/>to these object . </text:span></text:p>
        </text:list-item>
      </text:list>
      <text:p text:style-name="P5"><text:span text:style-name="T13"><text:s text:c="14"/>oops is a way of writing the programs in organized way objects are like a black box where data are hidden.</text:span></text:p>
      <text:p text:style-name="P5"><text:span text:style-name="T14">Q.7 write basic concepts of oops</text:span></text:p>
      <text:list text:style-name="L6">
        <text:list-item>
          <text:p text:style-name="P6"><text:span text:style-name="T15">Class</text:span></text:p>
        </text:list-item>
        <text:list-item>
          <text:p text:style-name="P6"><text:span text:style-name="T15">Object</text:span></text:p>
        </text:list-item>
        <text:list-item>
          <text:p text:style-name="P6"><text:span text:style-name="T15">inheritance </text:span></text:p>
        </text:list-item>
        <text:list-item>
          <text:p text:style-name="P6"><text:span text:style-name="T15">polymorphism<text:s text:c="3"/>(1) over ridding (2) over loading </text:span></text:p>
        </text:list-item>
        <text:list-item>
          <text:p text:style-name="P6"><text:span text:style-name="T15">Encapsulation </text:span></text:p>
        </text:list-item>
        <text:list-item>
          <text:p text:style-name="P6"><text:span text:style-name="T15">Abstraction </text:span></text:p>
        </text:list-item>
      </text:list>
      <text:p text:style-name="P7"><text:span text:style-name="T16"><text:s text:c="2"/>Q.8<text:s text:c="2"/>What is object</text:span></text:p>
      <text:p text:style-name="P7"><text:span text:style-name="T17">Ans .<text:s text:c="3"/>Oject gives<text:s text:c="2"/>the permission to access functionality of class.</text:span></text:p>
      <text:p text:style-name="P7"><text:span text:style-name="T18">Q.9 What is class </text:span></text:p>
      <text:p text:style-name="P7"><text:span text:style-name="T19">Ans.<text:s text:c="2"/>class is a collection<text:s text:c="2"/>of<text:s/></text:span><text:span text:style-name="T20">data member<text:s/></text:span><text:span text:style-name="T21">and<text:s/></text:span><text:span text:style-name="T22">member function<text:s/></text:span><text:span text:style-name="T23">.</text:span></text:p>
      <text:p text:style-name="P7"><text:span text:style-name="T24">Q.10 What is encapsulation </text:span></text:p>
      <text:p text:style-name="P7"><text:span text:style-name="T25">Ans . The process wrapping the data in a single unit , to secure the data from outside world. </text:span></text:p>
      <text:p text:style-name="P7"><text:span text:style-name="T26">Q.11 What is inheritance </text:span></text:p>
      <text:p text:style-name="P7"><text:span text:style-name="T27">Ans . Making a class from an existing class, deriving<text:s text:c="2"/>the attribute<text:s text:c="2"/>of some</text:span></text:p>
      <text:p text:style-name="P7"><text:span text:style-name="T28">Q. 11. What is polymorphism</text:span></text:p>
      <text:p text:style-name="P7"><text:span text:style-name="T29">Ans :- One name<text:s text:c="2"/>multiple from .</text:span></text:p>
      <text:p text:style-name="P7"><text:span text:style-name="T30"><text:s/>Q.12 . Explain Phases Of The Waterfall Model </text:span></text:p>
      <text:p text:style-name="P7"><text:span text:style-name="T31"><text:s/>Ans . - the waterfall is<text:s text:c="2"/>unrealistic for many reasons, especially .</text:span></text:p>
      <text:p text:style-name="P7"><text:span text:style-name="T31"><text:s text:c="11"/>-<text:s text:c="2"/>requirements must be<text:s/></text:span><text:span text:style-name="T32">" Frozen "<text:s/></text:span><text:span text:style-name="T33">to early in the life cycle .</text:span></text:p>
      <text:p text:style-name="P7"><text:span text:style-name="T33"><text:s text:c="12"/>- requirements are<text:s/></text:span><text:span text:style-name="T34">validated<text:s text:c="2"/>to late<text:s/></text:span><text:span text:style-name="T35">. </text:span></text:p>
      <text:p text:style-name="P7"><text:span text:style-name="T36"><text:s text:c="8"/>1.<text:s text:c="3"/>Requirements<text:s text:c="2"/>gathering</text:span></text:p>
      <text:p text:style-name="P7"><text:span text:style-name="T37"><text:s text:c="15"/>Estabish customer needs .</text:span></text:p>
      <text:p text:style-name="P7"><text:span text:style-name="T37"><text:s text:c="13"/>Types of requirements : (1) customer requirements </text:span></text:p>
      <text:p text:style-name="P7"><text:span text:style-name="T37"><text:s text:c="53"/>(2) Functional requirements </text:span></text:p>
      <text:p text:style-name="P7"><text:span text:style-name="T37"><text:s text:c="54"/>(3) Non Functional requirements </text:span></text:p>
      <text:p text:style-name="P7"><text:span text:style-name="T38"><text:s text:c="6"/>2.<text:s text:c="6"/>Analysis </text:span></text:p>
      <text:p text:style-name="P7"><text:span text:style-name="T39"><text:s text:c="15"/>This phese<text:s text:c="2"/>defines the problem that the coustomer is trying to solve .</text:span></text:p>
      <text:p text:style-name="P7"><text:span text:style-name="T39"><text:s text:c="15"/>Details on computer programming languages and environments , machines , packages , application architacture , distributed architacture layering , memory size , platform , algorithms ,data structure , global type definatins , interfaces and many other engineering details are established . </text:span></text:p>
      <text:p text:style-name="P7"><text:span text:style-name="T40"><text:s text:c="7"/>3. design </text:span></text:p>
      <text:p text:style-name="P7"><text:span text:style-name="T40"><text:s text:c="11"/></text:span><text:span text:style-name="T41">(1) design architecture<text:s text:c="2"/>document </text:span></text:p>
      <text:p text:style-name="P7"><text:span text:style-name="T41"><text:s text:c="12"/>(2) implementation plan </text:span></text:p>
      <text:p text:style-name="P7"><text:span text:style-name="T41"><text:s text:c="12"/>(3) critical priority analysis </text:span></text:p>
      <text:p text:style-name="P7"><text:span text:style-name="T41"><text:s text:c="12"/>(4) performance<text:s text:c="3"/>analysis<text:s text:c="2"/></text:span></text:p>
      <text:p text:style-name="P7"><text:span text:style-name="T41"><text:s text:c="12"/>(5) test plan<text:s text:c="34"/></text:span></text:p>
      <text:p text:style-name="P7"><text:span text:style-name="T42"><text:s text:c="9"/>4.<text:s text:c="2"/>Implementation Phase</text:span></text:p>
      <text:p text:style-name="P7"><text:span text:style-name="T43"><text:s text:c="13"/>in the implementation phase, the team builds the components either</text:span></text:p>
      <text:p text:style-name="P7"><text:span text:style-name="T43">from scratch or by composition.</text:span></text:p>
      <text:p text:style-name="P7"><text:span text:style-name="T44"><text:s text:c="8"/>5. Testing phase</text:span></text:p>
      <text:p text:style-name="P7"><text:span text:style-name="T45"><text:s text:c="13"/>The testing phase is a separate phase which is performed by a different</text:span></text:p>
      <text:p text:style-name="P7"><text:span text:style-name="T45">team after the implementation is completed.</text:span></text:p>
      <text:p text:style-name="P7"><text:span text:style-name="T46"><text:s text:c="7"/>6. Maintenance Phase</text:span></text:p>
      <text:p text:style-name="P7"><text:span text:style-name="T47"><text:s text:c="14"/>Maintenance is the process of changing a system after it has been deployed.</text:span></text:p>
      <text:p text:style-name="P7"><text:span text:style-name="T48"><text:s text:c="9"/></text:span><text:span text:style-name="T49">⚫</text:span><text:span text:style-name="T50"><text:s/>Corrective maintenance:<text:s text:c="4"/></text:span><text:span text:style-name="T51">identifying and repairing defects</text:span></text:p>
      <text:p text:style-name="P7"><text:span text:style-name="T52"><text:s text:c="9"/></text:span><text:span text:style-name="T53">⚫</text:span><text:span text:style-name="T54"><text:s/>Adaptive maintenance:<text:s/></text:span><text:span text:style-name="T55">adapting the existing solution to the new </text:span></text:p>
      <text:p text:style-name="P7"><text:span text:style-name="T55"><text:s text:c="14"/>platforms.</text:span></text:p>
      <text:p text:style-name="P7"><text:span text:style-name="T56"><text:s text:c="10"/></text:span><text:span text:style-name="T57">⚫</text:span><text:span text:style-name="T58"><text:s/>Perfective Maintenance:<text:s/></text:span><text:span text:style-name="T59">implementing the new requirements in a spiral life cycle<text:s text:c="15"/>everything after the delivery and deployment of the</text:span><text:span text:style-name="T60">first prototype can be considered “maintenance”!</text:span><text:span text:style-name="T61"><text:s/></text:span></text:p>
      <text:p text:style-name="P7"><text:span text:style-name="T62">Q.13<text:s text:c="2"/>write phases of spiral model </text:span></text:p>
      <text:p text:style-name="P7"><text:span text:style-name="T63"><text:s text:c="2"/>Ans.<text:s text:c="3"/>(1) planning </text:span></text:p>
      <text:p text:style-name="P7"><text:span text:style-name="T63"><text:s text:c="15"/>(2) design </text:span></text:p>
      <text:p text:style-name="P7"><text:span text:style-name="T64"><text:s text:c="16"/></text:span><text:span text:style-name="T65">(3) evaluation<text:s/></text:span><text:span text:style-name="T66"/></text:p>
      <text:p text:style-name="P7"><text:span text:style-name="T67">Q .14<text:s text:c="2"/>Explain working methodology of agile model<text:s text:c="2"/>and also write pros and cons . </text:span></text:p>
      <text:list text:style-name="L8">
        <text:list-item>
          <text:p text:style-name="P8"><text:span text:style-name="T68"><text:s text:c="8"/>Agile SDLC model is a combination of iterative and incremental </text:span></text:p>
        </text:list-item>
      </text:list>
      <text:p text:style-name="P9"><text:span text:style-name="T68"><text:s text:c="15"/>process models with focus on process adaptability and customer </text:span></text:p>
      <text:p text:style-name="P9"><text:span text:style-name="T68"><text:s text:c="14"/>satisfaction by rapid delivery of working software product. </text:span></text:p>
      <text:list text:style-name="L10">
        <text:list-item>
          <text:p text:style-name="P10"><text:span text:style-name="T68"><text:s text:c="7"/>Agile<text:s text:c="2"/>Methods break the product into small incremental builds.</text:span></text:p>
        </text:list-item>
      </text:list>
      <text:p text:style-name="P11"><text:span text:style-name="T68"><text:s text:c="14"/>These builds are provided in iterations.</text:span></text:p>
      <text:list text:style-name="L12">
        <text:list-item>
          <text:p text:style-name="P12"><text:span text:style-name="T68"><text:s text:c="8"/>Each iteration typically lasts from about one to three weeks.</text:span><text:span text:style-name="T69"/></text:p>
        </text:list-item>
      </text:list>
      <text:p text:style-name="P13"><text:span text:style-name="T69"><text:s text:c="9"/></text:span><text:span text:style-name="T70">Pros</text:span><text:span text:style-name="T71"/></text:p>
      <text:list text:style-name="L14">
        <text:list-item>
          <text:p text:style-name="P14"><text:span text:style-name="T72">Is a very realistic approach to software development</text:span></text:p>
        </text:list-item>
        <text:list-item>
          <text:p text:style-name="P14"><text:span text:style-name="T72">Promotes teamwork and cross training.</text:span></text:p>
        </text:list-item>
        <text:list-item>
          <text:p text:style-name="P14"><text:span text:style-name="T72">Functionality can be developed rapidly and demonstrated.</text:span></text:p>
        </text:list-item>
        <text:list-item>
          <text:p text:style-name="P14"><text:span text:style-name="T72">Resource requirements are minimum.</text:span></text:p>
        </text:list-item>
        <text:list-item>
          <text:p text:style-name="P14"><text:span text:style-name="T72">Suitable for fixed or changing requirements</text:span></text:p>
        </text:list-item>
        <text:list-item>
          <text:p text:style-name="P14"><text:span text:style-name="T72">Delivers early partial working solutions.</text:span><text:span text:style-name="T73"/></text:p>
        </text:list-item>
      </text:list>
      <text:p text:style-name="P15"><text:span text:style-name="T73"><text:s text:c="8"/>Cons </text:span></text:p>
      <text:list text:style-name="L16">
        <text:list-item>
          <text:p text:style-name="P16"><text:span text:style-name="T74"><text:s text:c="5"/>Not suitable for handling complex dependencies.</text:span></text:p>
        </text:list-item>
        <text:list-item>
          <text:p text:style-name="P16"><text:span text:style-name="T74">More risk of sustainability, maintainability and extensibility.</text:span></text:p>
        </text:list-item>
      </text:list>
      <text:p text:style-name="P17"><text:span text:style-name="T74"/></text:p>
      <text:p text:style-name="P17"><text:span text:style-name="T75"><text:s text:c="10"/></text:span></text:p>
      <text:p text:style-name="P17"><text:span text:style-name="T76"/></text:p>
      <text:p text:style-name="P17"><text:span text:style-name="T7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